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4516in"/>
    </style:style>
    <style:style style:name="co219" style:family="table-column">
      <style:table-column-properties fo:break-before="auto" style:column-width="1.472in"/>
    </style:style>
    <style:style style:name="ro1"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51">
            <text:p>51</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0"/>
        <table:table-column table:style-name="co214" table:default-cell-style-name="ce250"/>
        <table:table-column table:style-name="co215" table:default-cell-style-name="ce250"/>
        <table:table-column table:style-name="co28" table:default-cell-style-name="ce250"/>
        <table:table-column table:style-name="co216" table:default-cell-style-name="ce250"/>
        <table:table-column table:style-name="co28" table:default-cell-style-name="ce250"/>
        <table:table-column table:style-name="co217" table:default-cell-style-name="ce250"/>
        <table:table-column table:style-name="co28" table:number-columns-repeated="5" table:default-cell-style-name="ce250"/>
        <table:table-column table:style-name="co218" table:default-cell-style-name="ce250"/>
        <table:table-column table:style-name="co219" table:default-cell-style-name="ce250"/>
        <table:table-column table:style-name="co125" table:default-cell-style-name="ce250"/>
        <table:table-column table:style-name="co28" table:number-columns-repeated="1008" table:default-cell-style-name="ce250"/>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24">
          <table:table-cell table:style-name="ce212"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text:s/></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1">
          <table:table-cell office:value-type="string">
            <text:p>GP0008_GuidePanelDefinesPlanEnvironment</text:p>
          </table:table-cell>
          <table:table-cell office:value-type="string">
            <text:p>L1</text:p>
          </table:table-cell>
          <table:table-cell table:style-name="ce31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2">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5_FirstThisLinkInScenario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6_SecondThisLinkInScenario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48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63">
          <table:table-cell office:value-type="string">
            <text:p>GP0049_SegmentInb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25">
          <table:table-cell office:value-type="string">
            <text:p>GP0050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212" table:number-columns-repeated="2"/>
          <table:table-cell table:style-name="ce212" office:value-type="string">
            <text:p>Yes</text:p>
          </table:table-cell>
          <table:table-cell table:style-name="ce212" table:number-columns-repeated="1002"/>
          <table:table-cell table:number-columns-repeated="6"/>
        </table:table-row>
        <table:table-row table:style-name="ro1" table:number-rows-repeated="36">
          <table:table-cell table:number-columns-repeated="12"/>
          <table:table-cell table:style-name="ce212" table:number-columns-repeated="1005"/>
          <table:table-cell table:number-columns-repeated="6"/>
        </table:table-row>
        <table:table-row table:style-name="ro1" table:number-rows-repeated="65447">
          <table:table-cell table:number-columns-repeated="1023"/>
        </table:table-row>
        <table:table-row table:style-name="ro1">
          <table:table-cell table:number-columns-repeated="1023"/>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7/25/2012</text:date>, <text:time>11:55: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5T11:55:12.35</dc:date>
    <meta:editing-cycles>4915</meta:editing-cycles>
    <meta:editing-duration>PT467H16M04S</meta:editing-duration>
    <meta:document-statistic meta:table-count="21" meta:cell-count="10376" meta:object-count="0"/>
  </office:meta>
</office:document-meta>
</file>